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9.11.202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9.11.202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90-100 s mean</text:p>
          </table:table-cell>
          <table:table-cell table:style-name="ce1" table:number-columns-repeated="2"/>
          <table:table-cell table:number-columns-repeated="7"/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0Hz</text:p>
          </table:table-cell>
          <table:table-cell table:style-name="ce1" office:value-type="string" calcext:value-type="string">
            <text:p>1Hz</text:p>
          </table:table-cell>
          <table:table-cell table:style-name="ce1" office:value-type="string" calcext:value-type="string">
            <text:p>2Hz</text:p>
          </table:table-cell>
          <table:table-cell table:style-name="ce1" office:value-type="string" calcext:value-type="string">
            <text:p>5Hz</text:p>
          </table:table-cell>
          <table:table-cell table:style-name="ce1" office:value-type="string" calcext:value-type="string">
            <text:p>10Hz</text:p>
          </table:table-cell>
          <table:table-cell table:style-name="ce1" office:value-type="string" calcext:value-type="string">
            <text:p>20Hz</text:p>
          </table:table-cell>
          <table:table-cell table:style-name="ce1" office:value-type="string" calcext:value-type="string">
            <text:p>50Hz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ATP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ntrol</text:p>
          </table:table-cell>
          <table:table-cell table:style-name="ce1" table:number-matrix-columns-spanned="7" table:number-matrix-rows-spanned="1" table:formula="of:={0.552144355357063;0.554191143973209;0.557041262174146;0.590647699192525;0.670531615694103;0.710090307380109;0.554702359863895}" office:value-type="float" office:value="0.552144355357063" calcext:value-type="float">
            <text:p>0.552144355357063</text:p>
          </table:table-cell>
          <table:table-cell table:style-name="ce1" office:value-type="float" office:value="0.554191143973209" calcext:value-type="float">
            <text:p>0.554191143973209</text:p>
          </table:table-cell>
          <table:table-cell table:style-name="ce1" office:value-type="float" office:value="0.557041262174146" calcext:value-type="float">
            <text:p>0.557041262174146</text:p>
          </table:table-cell>
          <table:table-cell table:style-name="ce1" office:value-type="float" office:value="0.590647699192525" calcext:value-type="float">
            <text:p>0.590647699192525</text:p>
          </table:table-cell>
          <table:table-cell table:style-name="ce1" office:value-type="float" office:value="0.670531615694103" calcext:value-type="float">
            <text:p>0.670531615694103</text:p>
          </table:table-cell>
          <table:table-cell table:style-name="ce1" office:value-type="float" office:value="0.710090307380109" calcext:value-type="float">
            <text:p>0.710090307380109</text:p>
          </table:table-cell>
          <table:table-cell table:style-name="ce1" office:value-type="float" office:value="0.554702359863895" calcext:value-type="float">
            <text:p>0.554702359863895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tm1KD</text:p>
          </table:table-cell>
          <table:table-cell table:style-name="ce1" table:number-matrix-columns-spanned="7" table:number-matrix-rows-spanned="1" table:formula="of:={0.552144355357063;0.571823799801063;0.600714937121901;0.772485144537939;0.774304181128071;0.715602303841678;0.554702455558854}" office:value-type="float" office:value="0.552144355357063" calcext:value-type="float">
            <text:p>0.552144355357063</text:p>
          </table:table-cell>
          <table:table-cell table:style-name="ce1" office:value-type="float" office:value="0.571823799801063" calcext:value-type="float">
            <text:p>0.571823799801063</text:p>
          </table:table-cell>
          <table:table-cell table:style-name="ce1" office:value-type="float" office:value="0.600714937121901" calcext:value-type="float">
            <text:p>0.600714937121901</text:p>
          </table:table-cell>
          <table:table-cell table:style-name="ce1" office:value-type="float" office:value="0.772485144537939" calcext:value-type="float">
            <text:p>0.772485144537939</text:p>
          </table:table-cell>
          <table:table-cell table:style-name="ce1" office:value-type="float" office:value="0.774304181128071" calcext:value-type="float">
            <text:p>0.774304181128071</text:p>
          </table:table-cell>
          <table:table-cell table:style-name="ce1" office:value-type="float" office:value="0.715602303841678" calcext:value-type="float">
            <text:p>0.715602303841678</text:p>
          </table:table-cell>
          <table:table-cell table:style-name="ce1" office:value-type="float" office:value="0.554702455558854" calcext:value-type="float">
            <text:p>0.554702455558854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CUKD</text:p>
          </table:table-cell>
          <table:table-cell table:style-name="ce1" table:number-matrix-columns-spanned="7" table:number-matrix-rows-spanned="1" table:formula="of:={0.552144355357063;0.547713517703259;0.54452440893419;0.529109069529444;0.513529198768213;0.480592927365807;0.388943216425884}" office:value-type="float" office:value="0.552144355357063" calcext:value-type="float">
            <text:p>0.552144355357063</text:p>
          </table:table-cell>
          <table:table-cell table:style-name="ce1" office:value-type="float" office:value="0.547713517703259" calcext:value-type="float">
            <text:p>0.547713517703259</text:p>
          </table:table-cell>
          <table:table-cell table:style-name="ce1" office:value-type="float" office:value="0.54452440893419" calcext:value-type="float">
            <text:p>0.54452440893419</text:p>
          </table:table-cell>
          <table:table-cell table:style-name="ce1" office:value-type="float" office:value="0.529109069529444" calcext:value-type="float">
            <text:p>0.529109069529444</text:p>
          </table:table-cell>
          <table:table-cell table:style-name="ce1" office:value-type="float" office:value="0.513529198768213" calcext:value-type="float">
            <text:p>0.513529198768213</text:p>
          </table:table-cell>
          <table:table-cell table:style-name="ce1" office:value-type="float" office:value="0.480592927365807" calcext:value-type="float">
            <text:p>0.480592927365807</text:p>
          </table:table-cell>
          <table:table-cell table:style-name="ce1" office:value-type="float" office:value="0.388943216425884" calcext:value-type="float">
            <text:p>0.388943216425884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Pyruvate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ntrol</text:p>
          </table:table-cell>
          <table:table-cell table:style-name="ce1" table:number-matrix-columns-spanned="7" table:number-matrix-rows-spanned="1" table:formula="of:={1.0656765335847;1.03847518991992;1.01246053422793;0.803454955384993;0.450223654848838;0.180908677595195;0.166206881923815}" office:value-type="float" office:value="1.0656765335847" calcext:value-type="float">
            <text:p>1.0656765335847</text:p>
          </table:table-cell>
          <table:table-cell table:style-name="ce1" office:value-type="float" office:value="1.03847518991992" calcext:value-type="float">
            <text:p>1.03847518991992</text:p>
          </table:table-cell>
          <table:table-cell table:style-name="ce1" office:value-type="float" office:value="1.01246053422793" calcext:value-type="float">
            <text:p>1.01246053422793</text:p>
          </table:table-cell>
          <table:table-cell table:style-name="ce1" office:value-type="float" office:value="0.803454955384993" calcext:value-type="float">
            <text:p>0.803454955384993</text:p>
          </table:table-cell>
          <table:table-cell table:style-name="ce1" office:value-type="float" office:value="0.450223654848838" calcext:value-type="float">
            <text:p>0.450223654848838</text:p>
          </table:table-cell>
          <table:table-cell table:style-name="ce1" office:value-type="float" office:value="0.180908677595195" calcext:value-type="float">
            <text:p>0.180908677595195</text:p>
          </table:table-cell>
          <table:table-cell table:style-name="ce1" office:value-type="float" office:value="0.166206881923815" calcext:value-type="float">
            <text:p>0.166206881923815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tm1KD</text:p>
          </table:table-cell>
          <table:table-cell table:style-name="ce1" table:number-matrix-columns-spanned="7" table:number-matrix-rows-spanned="1" table:formula="of:={1.0656765335847;0.959421774559352;0.826990564181722;0.237581679622446;0.167685608743359;0.166075761475304;0.166206493287224}" office:value-type="float" office:value="1.0656765335847" calcext:value-type="float">
            <text:p>1.0656765335847</text:p>
          </table:table-cell>
          <table:table-cell table:style-name="ce1" office:value-type="float" office:value="0.959421774559352" calcext:value-type="float">
            <text:p>0.959421774559352</text:p>
          </table:table-cell>
          <table:table-cell table:style-name="ce1" office:value-type="float" office:value="0.826990564181722" calcext:value-type="float">
            <text:p>0.826990564181722</text:p>
          </table:table-cell>
          <table:table-cell table:style-name="ce1" office:value-type="float" office:value="0.237581679622446" calcext:value-type="float">
            <text:p>0.237581679622446</text:p>
          </table:table-cell>
          <table:table-cell table:style-name="ce1" office:value-type="float" office:value="0.167685608743359" calcext:value-type="float">
            <text:p>0.167685608743359</text:p>
          </table:table-cell>
          <table:table-cell table:style-name="ce1" office:value-type="float" office:value="0.166075761475304" calcext:value-type="float">
            <text:p>0.166075761475304</text:p>
          </table:table-cell>
          <table:table-cell table:style-name="ce1" office:value-type="float" office:value="0.166206493287224" calcext:value-type="float">
            <text:p>0.166206493287224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CUKD</text:p>
          </table:table-cell>
          <table:table-cell table:style-name="ce1" table:number-matrix-columns-spanned="7" table:number-matrix-rows-spanned="1" table:formula="of:={1.0656765335847;1.06879355777677;1.07105862592122;1.08213073462391;1.09361893140976;1.11873274778839;1.19606674886543}" office:value-type="float" office:value="1.0656765335847" calcext:value-type="float">
            <text:p>1.0656765335847</text:p>
          </table:table-cell>
          <table:table-cell table:style-name="ce1" office:value-type="float" office:value="1.06879355777677" calcext:value-type="float">
            <text:p>1.06879355777677</text:p>
          </table:table-cell>
          <table:table-cell table:style-name="ce1" office:value-type="float" office:value="1.07105862592122" calcext:value-type="float">
            <text:p>1.07105862592122</text:p>
          </table:table-cell>
          <table:table-cell table:style-name="ce1" office:value-type="float" office:value="1.08213073462391" calcext:value-type="float">
            <text:p>1.08213073462391</text:p>
          </table:table-cell>
          <table:table-cell table:style-name="ce1" office:value-type="float" office:value="1.09361893140976" calcext:value-type="float">
            <text:p>1.09361893140976</text:p>
          </table:table-cell>
          <table:table-cell table:style-name="ce1" office:value-type="float" office:value="1.11873274778839" calcext:value-type="float">
            <text:p>1.11873274778839</text:p>
          </table:table-cell>
          <table:table-cell table:style-name="ce1" office:value-type="float" office:value="1.19606674886543" calcext:value-type="float">
            <text:p>1.19606674886543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Ca_mito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ntrol</text:p>
          </table:table-cell>
          <table:table-cell table:style-name="ce1" table:number-matrix-columns-spanned="7" table:number-matrix-rows-spanned="1" table:formula="of:={0;0.689583572616921;1.20006872781458;3.67961548830381;6.78155069153525;13.4470228411413;34.7499003978287}" office:value-type="float" office:value="0" calcext:value-type="float">
            <text:p>0</text:p>
          </table:table-cell>
          <table:table-cell table:style-name="ce1" office:value-type="float" office:value="0.689583572616921" calcext:value-type="float">
            <text:p>0.689583572616921</text:p>
          </table:table-cell>
          <table:table-cell table:style-name="ce1" office:value-type="float" office:value="1.20006872781458" calcext:value-type="float">
            <text:p>1.20006872781458</text:p>
          </table:table-cell>
          <table:table-cell table:style-name="ce1" office:value-type="float" office:value="3.67961548830381" calcext:value-type="float">
            <text:p>3.67961548830381</text:p>
          </table:table-cell>
          <table:table-cell table:style-name="ce1" office:value-type="float" office:value="6.78155069153525" calcext:value-type="float">
            <text:p>6.78155069153525</text:p>
          </table:table-cell>
          <table:table-cell table:style-name="ce1" office:value-type="float" office:value="13.4470228411413" calcext:value-type="float">
            <text:p>13.4470228411413</text:p>
          </table:table-cell>
          <table:table-cell table:style-name="ce1" office:value-type="float" office:value="34.7499003978287" calcext:value-type="float">
            <text:p>34.7499003978287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tm1KD</text:p>
          </table:table-cell>
          <table:table-cell table:style-name="ce1" table:number-matrix-columns-spanned="7" table:number-matrix-rows-spanned="1" table:formula="of:={0;1.94817172878413;3.40218796665813;10.1467084705594;19.2575968766649;38.9556300927884;98.42753225595}" office:value-type="float" office:value="0" calcext:value-type="float">
            <text:p>0</text:p>
          </table:table-cell>
          <table:table-cell table:style-name="ce1" office:value-type="float" office:value="1.94817172878413" calcext:value-type="float">
            <text:p>1.94817172878413</text:p>
          </table:table-cell>
          <table:table-cell table:style-name="ce1" office:value-type="float" office:value="3.40218796665813" calcext:value-type="float">
            <text:p>3.40218796665813</text:p>
          </table:table-cell>
          <table:table-cell table:style-name="ce1" office:value-type="float" office:value="10.1467084705594" calcext:value-type="float">
            <text:p>10.1467084705594</text:p>
          </table:table-cell>
          <table:table-cell table:style-name="ce1" office:value-type="float" office:value="19.2575968766649" calcext:value-type="float">
            <text:p>19.2575968766649</text:p>
          </table:table-cell>
          <table:table-cell table:style-name="ce1" office:value-type="float" office:value="38.9556300927884" calcext:value-type="float">
            <text:p>38.9556300927884</text:p>
          </table:table-cell>
          <table:table-cell table:style-name="ce1" office:value-type="float" office:value="98.42753225595" calcext:value-type="float">
            <text:p>98.42753225595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CUK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100-110 s mean</text:p>
          </table:table-cell>
          <table:table-cell table:style-name="ce1" table:number-columns-repeated="12"/>
          <table:table-cell table:number-columns-repeated="1011"/>
        </table:table-row>
        <table:table-row table:style-name="ro1">
          <table:table-cell table:style-name="ce1"/>
          <table:table-cell table:style-name="ce2" office:value-type="string" calcext:value-type="string">
            <text:p>ATP</text:p>
          </table:table-cell>
          <table:table-cell/>
          <table:table-cell table:style-name="ce1" table:number-columns-repeated="7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ntrol</text:p>
          </table:table-cell>
          <table:table-cell table:style-name="ce1" table:number-matrix-columns-spanned="7" table:number-matrix-rows-spanned="1" table:formula="of:={0.552144355357063;0.555805032751719;0.559920785272454;0.580285651714995;0.62069808141764;0.713513183909951;0.832127901912306}" office:value-type="float" office:value="0.552144355357063" calcext:value-type="float">
            <text:p>0.552144355357063</text:p>
          </table:table-cell>
          <table:table-cell table:style-name="ce1" office:value-type="float" office:value="0.555805032751719" calcext:value-type="float">
            <text:p>0.555805032751719</text:p>
          </table:table-cell>
          <table:table-cell table:style-name="ce1" office:value-type="float" office:value="0.559920785272454" calcext:value-type="float">
            <text:p>0.559920785272454</text:p>
          </table:table-cell>
          <table:table-cell table:style-name="ce1" office:value-type="float" office:value="0.580285651714995" calcext:value-type="float">
            <text:p>0.580285651714995</text:p>
          </table:table-cell>
          <table:table-cell table:style-name="ce1" office:value-type="float" office:value="0.62069808141764" calcext:value-type="float">
            <text:p>0.62069808141764</text:p>
          </table:table-cell>
          <table:table-cell table:style-name="ce1" office:value-type="float" office:value="0.713513183909951" calcext:value-type="float">
            <text:p>0.713513183909951</text:p>
          </table:table-cell>
          <table:table-cell table:style-name="ce1" office:value-type="float" office:value="0.832127901912306" calcext:value-type="float">
            <text:p>0.832127901912306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tm1KD</text:p>
          </table:table-cell>
          <table:table-cell table:style-name="ce1" table:number-matrix-columns-spanned="7" table:number-matrix-rows-spanned="1" table:formula="of:={0.552144355357063;0.571524478733414;0.597921248246728;0.767014000123865;0.839593233372873;0.843718015546159;0.840597626333971}" office:value-type="float" office:value="0.552144355357063" calcext:value-type="float">
            <text:p>0.552144355357063</text:p>
          </table:table-cell>
          <table:table-cell table:style-name="ce1" office:value-type="float" office:value="0.571524478733414" calcext:value-type="float">
            <text:p>0.571524478733414</text:p>
          </table:table-cell>
          <table:table-cell table:style-name="ce1" office:value-type="float" office:value="0.597921248246728" calcext:value-type="float">
            <text:p>0.597921248246728</text:p>
          </table:table-cell>
          <table:table-cell table:style-name="ce1" office:value-type="float" office:value="0.767014000123865" calcext:value-type="float">
            <text:p>0.767014000123865</text:p>
          </table:table-cell>
          <table:table-cell table:style-name="ce1" office:value-type="float" office:value="0.839593233372873" calcext:value-type="float">
            <text:p>0.839593233372873</text:p>
          </table:table-cell>
          <table:table-cell table:style-name="ce1" office:value-type="float" office:value="0.843718015546159" calcext:value-type="float">
            <text:p>0.843718015546159</text:p>
          </table:table-cell>
          <table:table-cell table:style-name="ce1" office:value-type="float" office:value="0.840597626333971" calcext:value-type="float">
            <text:p>0.840597626333971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CUKD</text:p>
          </table:table-cell>
          <table:table-cell table:style-name="ce1" table:number-matrix-columns-spanned="7" table:number-matrix-rows-spanned="1" table:formula="of:={0.552144355357063;0.55171315812237;0.551657197514832;0.551523456567747;0.551255139871838;0.551198415736342;0.549215800330017}" office:value-type="float" office:value="0.552144355357063" calcext:value-type="float">
            <text:p>0.552144355357063</text:p>
          </table:table-cell>
          <table:table-cell table:style-name="ce1" office:value-type="float" office:value="0.55171315812237" calcext:value-type="float">
            <text:p>0.55171315812237</text:p>
          </table:table-cell>
          <table:table-cell table:style-name="ce1" office:value-type="float" office:value="0.551657197514832" calcext:value-type="float">
            <text:p>0.551657197514832</text:p>
          </table:table-cell>
          <table:table-cell table:style-name="ce1" office:value-type="float" office:value="0.551523456567747" calcext:value-type="float">
            <text:p>0.551523456567747</text:p>
          </table:table-cell>
          <table:table-cell table:style-name="ce1" office:value-type="float" office:value="0.551255139871838" calcext:value-type="float">
            <text:p>0.551255139871838</text:p>
          </table:table-cell>
          <table:table-cell table:style-name="ce1" office:value-type="float" office:value="0.551198415736342" calcext:value-type="float">
            <text:p>0.551198415736342</text:p>
          </table:table-cell>
          <table:table-cell table:style-name="ce1" office:value-type="float" office:value="0.549215800330017" calcext:value-type="float">
            <text:p>0.549215800330017</text:p>
          </table:table-cell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Pyruvate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ntrol</text:p>
          </table:table-cell>
          <table:table-cell table:style-name="ce1" table:number-matrix-columns-spanned="7" table:number-matrix-rows-spanned="1" table:formula="of:={1.0656765335847;1.04696183843508;1.0279295040867;0.939494853359032;0.786793487729497;0.501084652149268;0.187102111989798}" office:value-type="float" office:value="1.0656765335847" calcext:value-type="float">
            <text:p>1.0656765335847</text:p>
          </table:table-cell>
          <table:table-cell table:style-name="ce1" office:value-type="float" office:value="1.04696183843508" calcext:value-type="float">
            <text:p>1.04696183843508</text:p>
          </table:table-cell>
          <table:table-cell table:style-name="ce1" office:value-type="float" office:value="1.0279295040867" calcext:value-type="float">
            <text:p>1.0279295040867</text:p>
          </table:table-cell>
          <table:table-cell table:style-name="ce1" office:value-type="float" office:value="0.939494853359032" calcext:value-type="float">
            <text:p>0.939494853359032</text:p>
          </table:table-cell>
          <table:table-cell table:style-name="ce1" office:value-type="float" office:value="0.786793487729497" calcext:value-type="float">
            <text:p>0.786793487729497</text:p>
          </table:table-cell>
          <table:table-cell table:style-name="ce1" office:value-type="float" office:value="0.501084652149268" calcext:value-type="float">
            <text:p>0.501084652149268</text:p>
          </table:table-cell>
          <table:table-cell table:style-name="ce1" office:value-type="float" office:value="0.187102111989798" calcext:value-type="float">
            <text:p>0.187102111989798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tm1KD</text:p>
          </table:table-cell>
          <table:table-cell table:style-name="ce1" table:number-matrix-columns-spanned="7" table:number-matrix-rows-spanned="1" table:formula="of:={1.0656765335847;0.976610813378542;0.866817599654907;0.343142158357744;0.178808028412085;0.168767754029419;0.168797541900043}" office:value-type="float" office:value="1.0656765335847" calcext:value-type="float">
            <text:p>1.0656765335847</text:p>
          </table:table-cell>
          <table:table-cell table:style-name="ce1" office:value-type="float" office:value="0.976610813378542" calcext:value-type="float">
            <text:p>0.976610813378542</text:p>
          </table:table-cell>
          <table:table-cell table:style-name="ce1" office:value-type="float" office:value="0.866817599654907" calcext:value-type="float">
            <text:p>0.866817599654907</text:p>
          </table:table-cell>
          <table:table-cell table:style-name="ce1" office:value-type="float" office:value="0.343142158357744" calcext:value-type="float">
            <text:p>0.343142158357744</text:p>
          </table:table-cell>
          <table:table-cell table:style-name="ce1" office:value-type="float" office:value="0.178808028412085" calcext:value-type="float">
            <text:p>0.178808028412085</text:p>
          </table:table-cell>
          <table:table-cell table:style-name="ce1" office:value-type="float" office:value="0.168767754029419" calcext:value-type="float">
            <text:p>0.168767754029419</text:p>
          </table:table-cell>
          <table:table-cell table:style-name="ce1" office:value-type="float" office:value="0.168797541900043" calcext:value-type="float">
            <text:p>0.168797541900043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CUKD</text:p>
          </table:table-cell>
          <table:table-cell table:style-name="ce1" table:number-matrix-columns-spanned="7" table:number-matrix-rows-spanned="1" table:formula="of:={1.0656765335847;1.06597931538835;1.06602193038894;1.06612411837362;1.06633319021845;1.06637725532808;1.06803431162668}" office:value-type="float" office:value="1.0656765335847" calcext:value-type="float">
            <text:p>1.0656765335847</text:p>
          </table:table-cell>
          <table:table-cell table:style-name="ce1" office:value-type="float" office:value="1.06597931538835" calcext:value-type="float">
            <text:p>1.06597931538835</text:p>
          </table:table-cell>
          <table:table-cell table:style-name="ce1" office:value-type="float" office:value="1.06602193038894" calcext:value-type="float">
            <text:p>1.06602193038894</text:p>
          </table:table-cell>
          <table:table-cell table:style-name="ce1" office:value-type="float" office:value="1.06612411837362" calcext:value-type="float">
            <text:p>1.06612411837362</text:p>
          </table:table-cell>
          <table:table-cell table:style-name="ce1" office:value-type="float" office:value="1.06633319021845" calcext:value-type="float">
            <text:p>1.06633319021845</text:p>
          </table:table-cell>
          <table:table-cell table:style-name="ce1" office:value-type="float" office:value="1.06637725532808" calcext:value-type="float">
            <text:p>1.06637725532808</text:p>
          </table:table-cell>
          <table:table-cell table:style-name="ce1" office:value-type="float" office:value="1.06803431162668" calcext:value-type="float">
            <text:p>1.06803431162668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Ca_mito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ntrol</text:p>
          </table:table-cell>
          <table:table-cell table:style-name="ce1" table:number-matrix-columns-spanned="7" table:number-matrix-rows-spanned="1" table:formula="of:={0;0.447721049031249;0.819887924308256;2.06611735535457;3.61757688753312;6.80948312833703;19.3889467110562}" office:value-type="float" office:value="0" calcext:value-type="float">
            <text:p>0</text:p>
          </table:table-cell>
          <table:table-cell table:style-name="ce1" office:value-type="float" office:value="0.447721049031249" calcext:value-type="float">
            <text:p>0.447721049031249</text:p>
          </table:table-cell>
          <table:table-cell table:style-name="ce1" office:value-type="float" office:value="0.819887924308256" calcext:value-type="float">
            <text:p>0.819887924308256</text:p>
          </table:table-cell>
          <table:table-cell table:style-name="ce1" office:value-type="float" office:value="2.06611735535457" calcext:value-type="float">
            <text:p>2.06611735535457</text:p>
          </table:table-cell>
          <table:table-cell table:style-name="ce1" office:value-type="float" office:value="3.61757688753312" calcext:value-type="float">
            <text:p>3.61757688753312</text:p>
          </table:table-cell>
          <table:table-cell table:style-name="ce1" office:value-type="float" office:value="6.80948312833703" calcext:value-type="float">
            <text:p>6.80948312833703</text:p>
          </table:table-cell>
          <table:table-cell table:style-name="ce1" office:value-type="float" office:value="19.3889467110562" calcext:value-type="float">
            <text:p>19.3889467110562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tm1KD</text:p>
          </table:table-cell>
          <table:table-cell table:style-name="ce1" table:number-matrix-columns-spanned="7" table:number-matrix-rows-spanned="1" table:formula="of:={0;1.6698736990881;2.95784212560259;8.20264981117268;15.1405534450033;30.0120425262182;79.0315885792479}" office:value-type="float" office:value="0" calcext:value-type="float">
            <text:p>0</text:p>
          </table:table-cell>
          <table:table-cell table:style-name="ce1" office:value-type="float" office:value="1.6698736990881" calcext:value-type="float">
            <text:p>1.6698736990881</text:p>
          </table:table-cell>
          <table:table-cell table:style-name="ce1" office:value-type="float" office:value="2.95784212560259" calcext:value-type="float">
            <text:p>2.95784212560259</text:p>
          </table:table-cell>
          <table:table-cell table:style-name="ce1" office:value-type="float" office:value="8.20264981117268" calcext:value-type="float">
            <text:p>8.20264981117268</text:p>
          </table:table-cell>
          <table:table-cell table:style-name="ce1" office:value-type="float" office:value="15.1405534450033" calcext:value-type="float">
            <text:p>15.1405534450033</text:p>
          </table:table-cell>
          <table:table-cell table:style-name="ce1" office:value-type="float" office:value="30.0120425262182" calcext:value-type="float">
            <text:p>30.0120425262182</text:p>
          </table:table-cell>
          <table:table-cell table:style-name="ce1" office:value-type="float" office:value="79.0315885792479" calcext:value-type="float">
            <text:p>79.0315885792479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CUK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1"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>
            <text:p>101 s</text:p>
          </table:table-cell>
          <table:table-cell table:number-columns-repeated="2"/>
          <table:table-cell table:style-name="ce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ATP</text:p>
          </table:table-cell>
          <table:table-cell/>
          <table:table-cell table:style-name="ce1" table:number-columns-repeated="7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ntrol</text:p>
          </table:table-cell>
          <table:table-cell table:style-name="ce1" table:number-matrix-columns-spanned="7" table:number-matrix-rows-spanned="1" table:formula="of:={0.552144355357063;0.559133207418041;0.566788417055057;0.60865800145136;0.695319903827038;0.826012484244079;0.833256917944028}" office:value-type="float" office:value="0.552144355357063" calcext:value-type="float">
            <text:p>0.552144355357063</text:p>
          </table:table-cell>
          <table:table-cell table:style-name="ce1" office:value-type="float" office:value="0.559133207418041" calcext:value-type="float">
            <text:p>0.559133207418041</text:p>
          </table:table-cell>
          <table:table-cell table:style-name="ce1" office:value-type="float" office:value="0.566788417055057" calcext:value-type="float">
            <text:p>0.566788417055057</text:p>
          </table:table-cell>
          <table:table-cell table:style-name="ce1" office:value-type="float" office:value="0.60865800145136" calcext:value-type="float">
            <text:p>0.60865800145136</text:p>
          </table:table-cell>
          <table:table-cell table:style-name="ce1" office:value-type="float" office:value="0.695319903827038" calcext:value-type="float">
            <text:p>0.695319903827038</text:p>
          </table:table-cell>
          <table:table-cell table:style-name="ce1" office:value-type="float" office:value="0.826012484244079" calcext:value-type="float">
            <text:p>0.826012484244079</text:p>
          </table:table-cell>
          <table:table-cell table:style-name="ce1" office:value-type="float" office:value="0.833256917944028" calcext:value-type="float">
            <text:p>0.833256917944028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tm1KD</text:p>
          </table:table-cell>
          <table:table-cell table:style-name="ce1" table:number-matrix-columns-spanned="7" table:number-matrix-rows-spanned="1" table:formula="of:={0.552144355357063;0.577791625093264;0.6143770908383;0.809674475855751;0.850022206914233;0.841275038389162;0.833257520502473}" office:value-type="float" office:value="0.552144355357063" calcext:value-type="float">
            <text:p>0.552144355357063</text:p>
          </table:table-cell>
          <table:table-cell table:style-name="ce1" office:value-type="float" office:value="0.577791625093264" calcext:value-type="float">
            <text:p>0.577791625093264</text:p>
          </table:table-cell>
          <table:table-cell table:style-name="ce1" office:value-type="float" office:value="0.6143770908383" calcext:value-type="float">
            <text:p>0.6143770908383</text:p>
          </table:table-cell>
          <table:table-cell table:style-name="ce1" office:value-type="float" office:value="0.809674475855751" calcext:value-type="float">
            <text:p>0.809674475855751</text:p>
          </table:table-cell>
          <table:table-cell table:style-name="ce1" office:value-type="float" office:value="0.850022206914233" calcext:value-type="float">
            <text:p>0.850022206914233</text:p>
          </table:table-cell>
          <table:table-cell table:style-name="ce1" office:value-type="float" office:value="0.841275038389162" calcext:value-type="float">
            <text:p>0.841275038389162</text:p>
          </table:table-cell>
          <table:table-cell table:style-name="ce1" office:value-type="float" office:value="0.833257520502473" calcext:value-type="float">
            <text:p>0.833257520502473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CUKD</text:p>
          </table:table-cell>
          <table:table-cell table:style-name="ce1" table:number-matrix-columns-spanned="7" table:number-matrix-rows-spanned="1" table:formula="of:={0.552144355357063;0.552142254103397;0.552141979918064;0.552141319558996;0.552139921084831;0.552139679116772;0.552127122827945}" office:value-type="float" office:value="0.552144355357063" calcext:value-type="float">
            <text:p>0.552144355357063</text:p>
          </table:table-cell>
          <table:table-cell table:style-name="ce1" office:value-type="float" office:value="0.552142254103397" calcext:value-type="float">
            <text:p>0.552142254103397</text:p>
          </table:table-cell>
          <table:table-cell table:style-name="ce1" office:value-type="float" office:value="0.552141979918064" calcext:value-type="float">
            <text:p>0.552141979918064</text:p>
          </table:table-cell>
          <table:table-cell table:style-name="ce1" office:value-type="float" office:value="0.552141319558996" calcext:value-type="float">
            <text:p>0.552141319558996</text:p>
          </table:table-cell>
          <table:table-cell table:style-name="ce1" office:value-type="float" office:value="0.552139921084831" calcext:value-type="float">
            <text:p>0.552139921084831</text:p>
          </table:table-cell>
          <table:table-cell table:style-name="ce1" office:value-type="float" office:value="0.552139679116772" calcext:value-type="float">
            <text:p>0.552139679116772</text:p>
          </table:table-cell>
          <table:table-cell table:style-name="ce1" office:value-type="float" office:value="0.552127122827945" calcext:value-type="float">
            <text:p>0.552127122827945</text:p>
          </table:table-cell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Pyruvate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ntrol</text:p>
          </table:table-cell>
          <table:table-cell table:style-name="ce1" table:number-matrix-columns-spanned="7" table:number-matrix-rows-spanned="1" table:formula="of:={1.0656765335847;1.03337360583984;0.998883278231341;0.825473183392582;0.533611709992412;0.212356425299586;0.167468819936307}" office:value-type="float" office:value="1.0656765335847" calcext:value-type="float">
            <text:p>1.0656765335847</text:p>
          </table:table-cell>
          <table:table-cell table:style-name="ce1" office:value-type="float" office:value="1.03337360583984" calcext:value-type="float">
            <text:p>1.03337360583984</text:p>
          </table:table-cell>
          <table:table-cell table:style-name="ce1" office:value-type="float" office:value="0.998883278231341" calcext:value-type="float">
            <text:p>0.998883278231341</text:p>
          </table:table-cell>
          <table:table-cell table:style-name="ce1" office:value-type="float" office:value="0.825473183392582" calcext:value-type="float">
            <text:p>0.825473183392582</text:p>
          </table:table-cell>
          <table:table-cell table:style-name="ce1" office:value-type="float" office:value="0.533611709992412" calcext:value-type="float">
            <text:p>0.533611709992412</text:p>
          </table:table-cell>
          <table:table-cell table:style-name="ce1" office:value-type="float" office:value="0.212356425299586" calcext:value-type="float">
            <text:p>0.212356425299586</text:p>
          </table:table-cell>
          <table:table-cell table:style-name="ce1" office:value-type="float" office:value="0.167468819936307" calcext:value-type="float">
            <text:p>0.167468819936307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tm1KD</text:p>
          </table:table-cell>
          <table:table-cell table:style-name="ce1" table:number-matrix-columns-spanned="7" table:number-matrix-rows-spanned="1" table:formula="of:={1.0656765335847;0.951178598824045;0.804209752153094;0.245141185981305;0.170637402605373;0.168278123775435;0.167467249149394}" office:value-type="float" office:value="1.0656765335847" calcext:value-type="float">
            <text:p>1.0656765335847</text:p>
          </table:table-cell>
          <table:table-cell table:style-name="ce1" office:value-type="float" office:value="0.951178598824045" calcext:value-type="float">
            <text:p>0.951178598824045</text:p>
          </table:table-cell>
          <table:table-cell table:style-name="ce1" office:value-type="float" office:value="0.804209752153094" calcext:value-type="float">
            <text:p>0.804209752153094</text:p>
          </table:table-cell>
          <table:table-cell table:style-name="ce1" office:value-type="float" office:value="0.245141185981305" calcext:value-type="float">
            <text:p>0.245141185981305</text:p>
          </table:table-cell>
          <table:table-cell table:style-name="ce1" office:value-type="float" office:value="0.170637402605373" calcext:value-type="float">
            <text:p>0.170637402605373</text:p>
          </table:table-cell>
          <table:table-cell table:style-name="ce1" office:value-type="float" office:value="0.168278123775435" calcext:value-type="float">
            <text:p>0.168278123775435</text:p>
          </table:table-cell>
          <table:table-cell table:style-name="ce1" office:value-type="float" office:value="0.167467249149394" calcext:value-type="float">
            <text:p>0.167467249149394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CUKD</text:p>
          </table:table-cell>
          <table:table-cell table:style-name="ce1" table:number-matrix-columns-spanned="7" table:number-matrix-rows-spanned="1" table:formula="of:={1.0656765335847;1.0656780746319;1.06567827571823;1.06567876002309;1.06567978566058;1.0656799631196;1.06568917198401}" office:value-type="float" office:value="1.0656765335847" calcext:value-type="float">
            <text:p>1.0656765335847</text:p>
          </table:table-cell>
          <table:table-cell table:style-name="ce1" office:value-type="float" office:value="1.0656780746319" calcext:value-type="float">
            <text:p>1.0656780746319</text:p>
          </table:table-cell>
          <table:table-cell table:style-name="ce1" office:value-type="float" office:value="1.06567827571823" calcext:value-type="float">
            <text:p>1.06567827571823</text:p>
          </table:table-cell>
          <table:table-cell table:style-name="ce1" office:value-type="float" office:value="1.06567876002309" calcext:value-type="float">
            <text:p>1.06567876002309</text:p>
          </table:table-cell>
          <table:table-cell table:style-name="ce1" office:value-type="float" office:value="1.06567978566058" calcext:value-type="float">
            <text:p>1.06567978566058</text:p>
          </table:table-cell>
          <table:table-cell table:style-name="ce1" office:value-type="float" office:value="1.0656799631196" calcext:value-type="float">
            <text:p>1.0656799631196</text:p>
          </table:table-cell>
          <table:table-cell table:style-name="ce1" office:value-type="float" office:value="1.06568917198401" calcext:value-type="float">
            <text:p>1.06568917198401</text:p>
          </table:table-cell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Ca_mito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ntrol</text:p>
          </table:table-cell>
          <table:table-cell table:style-name="ce1" table:number-matrix-columns-spanned="7" table:number-matrix-rows-spanned="1" table:formula="of:={0;0.729294993147879;1.33545089601849;3.365210598296;5.89210489213916;11.0908287383512;31.5792617977306}" office:value-type="float" office:value="0" calcext:value-type="float">
            <text:p>0</text:p>
          </table:table-cell>
          <table:table-cell table:style-name="ce1" office:value-type="float" office:value="0.729294993147879" calcext:value-type="float">
            <text:p>0.729294993147879</text:p>
          </table:table-cell>
          <table:table-cell table:style-name="ce1" office:value-type="float" office:value="1.33545089601849" calcext:value-type="float">
            <text:p>1.33545089601849</text:p>
          </table:table-cell>
          <table:table-cell table:style-name="ce1" office:value-type="float" office:value="3.365210598296" calcext:value-type="float">
            <text:p>3.365210598296</text:p>
          </table:table-cell>
          <table:table-cell table:style-name="ce1" office:value-type="float" office:value="5.89210489213916" calcext:value-type="float">
            <text:p>5.89210489213916</text:p>
          </table:table-cell>
          <table:table-cell table:style-name="ce1" office:value-type="float" office:value="11.0908287383512" calcext:value-type="float">
            <text:p>11.0908287383512</text:p>
          </table:table-cell>
          <table:table-cell table:style-name="ce1" office:value-type="float" office:value="31.5792617977306" calcext:value-type="float">
            <text:p>31.5792617977306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tm1KD</text:p>
          </table:table-cell>
          <table:table-cell table:style-name="ce1" table:number-matrix-columns-spanned="7" table:number-matrix-rows-spanned="1" table:formula="of:={0;2.01855716808967;3.57541691978643;9.91519188861174;18.3015332820046;36.2777680418874;95.5312068213353}" office:value-type="float" office:value="0" calcext:value-type="float">
            <text:p>0</text:p>
          </table:table-cell>
          <table:table-cell table:style-name="ce1" office:value-type="float" office:value="2.01855716808967" calcext:value-type="float">
            <text:p>2.01855716808967</text:p>
          </table:table-cell>
          <table:table-cell table:style-name="ce1" office:value-type="float" office:value="3.57541691978643" calcext:value-type="float">
            <text:p>3.57541691978643</text:p>
          </table:table-cell>
          <table:table-cell table:style-name="ce1" office:value-type="float" office:value="9.91519188861174" calcext:value-type="float">
            <text:p>9.91519188861174</text:p>
          </table:table-cell>
          <table:table-cell table:style-name="ce1" office:value-type="float" office:value="18.3015332820046" calcext:value-type="float">
            <text:p>18.3015332820046</text:p>
          </table:table-cell>
          <table:table-cell table:style-name="ce1" office:value-type="float" office:value="36.2777680418874" calcext:value-type="float">
            <text:p>36.2777680418874</text:p>
          </table:table-cell>
          <table:table-cell table:style-name="ce1" office:value-type="float" office:value="95.5312068213353" calcext:value-type="float">
            <text:p>95.5312068213353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CUK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958">
          <table:table-cell table:style-name="ce1"/>
          <table:table-cell table:number-columns-repeated="102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9.11.2023" style:display-name="PageStyle_19.11.202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5" meta:object-count="0"/>
    <meta:generator>LibreOfficeDev/6.0.5.2$Linux_X86_64 LibreOffice_project/</meta:generator>
  </office:meta>
</office:document-meta>
</file>